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b3cb" officeooo:paragraph-rsid="0011b3cb"/>
    </style:style>
    <style:style style:name="P2" style:family="paragraph" style:parent-style-name="Standard">
      <style:text-properties officeooo:rsid="0011b3cb" officeooo:paragraph-rsid="0013afbc"/>
    </style:style>
    <style:style style:name="P3" style:family="paragraph" style:parent-style-name="Standard">
      <style:text-properties officeooo:rsid="0011b3cb" officeooo:paragraph-rsid="001450e9"/>
    </style:style>
    <style:style style:name="P4" style:family="paragraph" style:parent-style-name="Standard">
      <style:text-properties fo:font-weight="bold" officeooo:rsid="0011b3cb" officeooo:paragraph-rsid="0011b3cb" style:font-weight-asian="bold" style:font-weight-complex="bold"/>
    </style:style>
    <style:style style:name="P5" style:family="paragraph" style:parent-style-name="Standard">
      <style:text-properties fo:font-weight="bold" officeooo:rsid="0013afbc" officeooo:paragraph-rsid="0013afbc" style:font-weight-asian="bold" style:font-weight-complex="bold"/>
    </style:style>
    <style:style style:name="P6" style:family="paragraph" style:parent-style-name="Standard">
      <style:paragraph-properties fo:text-align="center" style:justify-single-word="false"/>
      <style:text-properties fo:font-size="16pt" fo:font-weight="bold" officeooo:rsid="0011b3cb" officeooo:paragraph-rsid="0011b3cb" style:font-weight-asian="bold" style:font-weight-complex="bold"/>
    </style:style>
    <style:style style:name="P7" style:family="paragraph" style:parent-style-name="Standard">
      <style:text-properties officeooo:rsid="00132eee" officeooo:paragraph-rsid="00132eee"/>
    </style:style>
    <style:style style:name="P8" style:family="paragraph" style:parent-style-name="Standard">
      <style:text-properties officeooo:rsid="0013afbc" officeooo:paragraph-rsid="0013afbc"/>
    </style:style>
    <style:style style:name="P9" style:family="paragraph" style:parent-style-name="Standard">
      <style:text-properties officeooo:rsid="001450e9" officeooo:paragraph-rsid="001450e9"/>
    </style:style>
    <style:style style:name="P10" style:family="paragraph" style:parent-style-name="Standard">
      <style:text-properties officeooo:rsid="001450e9" officeooo:paragraph-rsid="0014923a"/>
    </style:style>
    <style:style style:name="T1" style:family="text">
      <style:text-properties officeooo:rsid="00132eee"/>
    </style:style>
    <style:style style:name="T2" style:family="text">
      <style:text-properties fo:font-weight="bold" style:font-weight-asian="bold" style:font-weight-complex="bold"/>
    </style:style>
    <style:style style:name="T3" style:family="text">
      <style:text-properties fo:font-weight="bold" officeooo:rsid="0013afbc" style:font-weight-asian="bold" style:font-weight-complex="bold"/>
    </style:style>
    <style:style style:name="T4" style:family="text">
      <style:text-properties fo:font-size="16pt" officeooo:rsid="00132eee"/>
    </style:style>
    <style:style style:name="T5" style:family="text">
      <style:text-properties fo:font-style="italic" style:font-style-asian="italic" style:font-style-complex="italic"/>
    </style:style>
    <style:style style:name="T6" style:family="text">
      <style:text-properties fo:font-style="italic" officeooo:rsid="0013afbc" style:font-style-asian="italic" style:font-style-complex="italic"/>
    </style:style>
    <style:style style:name="T7" style:family="text">
      <style:text-properties officeooo:rsid="0013afbc"/>
    </style:style>
    <style:style style:name="T8" style:family="text">
      <style:text-properties officeooo:rsid="001492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WAGGER (via Redocly)</text:p>
      <text:p text:style-name="P1"/>
      <text:p text:style-name="P1"><text:span text:style-name="T3">1) </text:span><text:span text:style-name="T2">INSTALLATION</text:span> <text:span text:style-name="T1">(https://github.com/Redocly/redocly-cli)</text:span></text:p>
      <text:p text:style-name="P1">npm install @redocly/cli -g <text:span text:style-name="T1">(Globally) OR</text:span></text:p>
      <text:p text:style-name="P1">npx @redocly/cli lint path-to-root-file.yaml</text:p>
      <text:p text:style-name="P1"><text:span text:style-name="T1">(Εγω πρέπει <text:s/>να χρησιμοποίησα αυτό) </text:span><text:span text:style-name="T4">→</text:span><text:span text:style-name="T1"> </text:span>sudo npm install @redocly/cli -g</text:p>
      <text:p text:style-name="P1">-----------------------------------------</text:p>
      <text:p text:style-name="P5">2) Codecommit download branch ‘dkarras’</text:p>
      <text:p text:style-name="P1"/>
      <text:p text:style-name="P7">- cd <text:span text:style-name="T5">to the swagger’s </text:span><text:span text:style-name="T6">file </text:span><text:span text:style-name="T5">path</text:span></text:p>
      <text:p text:style-name="P2">-----------------------------------------</text:p>
      <text:p text:style-name="P4"><text:span text:style-name="T7">3) COMMANDS</text:span></text:p>
      <text:p text:style-name="P8">For debugging: </text:p>
      <text:p text:style-name="P1"><text:tab/>redocly lint ./dest/openapi.yaml</text:p>
      <text:p text:style-name="P1"/>
      <text:p text:style-name="P8">For bundle:</text:p>
      <text:p text:style-name="P1"><text:tab/>redocly bundle ./dest/openapi.yaml &gt; final.yaml</text:p>
      <text:p text:style-name="P3">-----------------------------------------</text:p>
      <text:p text:style-name="P3"/>
      <text:p text:style-name="P9">* src &gt; resources είναι τα στοιχεία απο τα routes (ομαδοποιημένα σε φακέλους)</text:p>
      <text:p text:style-name="P10">* src &gt; responses είναι τα στοιχεία των responses<text:line-break/>* src &gt; schemas έχει τα schemas των responses, και request schemas (στον φάκελο)<text:line-break/>* src &gt; parameters (δε το χρησιμοποιώ συχνά, συνήθως τα δηλώνω κατευθείαν μέσα στα resources).</text:p>
      <text:p text:style-name="P10"/>
      <text:p text:style-name="P10">* <text:span text:style-name="T8">dest/openapi.yaml το κεντρικό αρχείο με τα routes (τα διαχωρίζω με σχόλια και τα βάζω όπως έχουμε τα groups στο project). Συμμάζεψα τα groups και έβαλα σχόλια (εαν έχουν περαστεί στο swagger, κτλ), στο ‘karras_api’ branch.</text:span><text:line-break/><text:line-break/></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4:57:50.245574412</meta:creation-date>
    <dc:date>2024-01-23T15:24:53.695409629</dc:date>
    <meta:editing-duration>PT27M</meta:editing-duration>
    <meta:editing-cycles>6</meta:editing-cycles>
    <meta:generator>LibreOffice/7.3.7.2$Linux_X86_64 LibreOffice_project/30$Build-2</meta:generator>
    <meta:document-statistic meta:table-count="0" meta:image-count="0" meta:object-count="0" meta:page-count="1" meta:paragraph-count="18" meta:word-count="143" meta:character-count="1071" meta:non-whitespace-character-count="940"/>
  </office:meta>
</office:document-meta>
</file>